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58" calcext:value-type="float">
            <text:p>958</text:p>
          </table:table-cell>
          <table:table-cell table:style-name="ce7" table:formula="of:=COUNTIF([.B7:.B1095];&quot;X&quot;)" office:value-type="float" office:value="823" calcext:value-type="float">
            <text:p>823</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1" calcext:value-type="float">
            <text:p>71</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6" calcext:value-type="float">
            <text:p>106</text:p>
          </table:table-cell>
          <table:table-cell table:style-name="ce25" table:formula="of:=SUM([.B2:.F2])" office:value-type="float" office:value="1017" calcext:value-type="float">
            <text:p>101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3" table:number-rows-repeated="9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7">00/00/0000</text:date>, <text:time style:data-style-name="N2" text:time-value="20:04:39.6740674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27T20:05:49.945713079</dc:date>
    <meta:editing-duration>P1DT2H37M51S</meta:editing-duration>
    <meta:editing-cycles>956</meta:editing-cycles>
    <meta:document-statistic meta:table-count="1" meta:cell-count="5770" meta:object-count="0"/>
  </office:meta>
</office:document-meta>
</file>